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0E000000F2DD56EB40.svm" manifest:media-type=""/>
  <manifest:file-entry manifest:full-path="Pictures/20000001000001A7000000F2D8A5B951.svm" manifest:media-type=""/>
  <manifest:file-entry manifest:full-path="Pictures/200000010000030A000000F23509F071.svm" manifest:media-type=""/>
  <manifest:file-entry manifest:full-path="Pictures/20000001000003670000015F6D6F0FD2.svm" manifest:media-type=""/>
  <manifest:file-entry manifest:full-path="Pictures/200000010000030A000000F2FD5629A4.svm" manifest:media-type=""/>
  <manifest:file-entry manifest:full-path="Pictures/20000001000001B0000000F63938B39C.svm" manifest:media-type=""/>
  <manifest:file-entry manifest:full-path="Pictures/200000010000039E0000015F19E9D5A3.svm" manifest:media-type=""/>
  <manifest:file-entry manifest:full-path="Pictures/20000001000001A7000000F26EAFA2B2.svm" manifest:media-type=""/>
  <manifest:file-entry manifest:full-path="Pictures/20000001000001A7000000F28725EB58.svm" manifest:media-type=""/>
  <manifest:file-entry manifest:full-path="Pictures/200000010000030E000000F213246ABF.svm" manifest:media-type=""/>
  <manifest:file-entry manifest:full-path="Pictures/2000005A00004F1D00003B56BD3552A5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0.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0.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0.00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0.01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.0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0.01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0.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0.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2§display§v_D (\si{\volt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D (\si{\ampere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88cm" svg:height="5.413cm" svg:x="0.452cm" svg:y="0.614cm">
          <draw:image xlink:href="Pictures/2000005A00004F1D00003B56BD3552A5.wmf" xlink:type="simple" xlink:show="embed" xlink:actuate="onLoad">
            <text:p/>
          </draw:image>
        </draw:frame>
        <draw:frame draw:style-name="gr2" draw:text-style-name="P1" draw:layer="layout" svg:width="0.517cm" svg:height="0.294cm" svg:x="3.579cm" svg:y="5.474cm">
          <draw:image xlink:href="Pictures/20000001000001B0000000F63938B39C.svm" xlink:type="simple" xlink:show="embed" xlink:actuate="onLoad">
            <text:p/>
          </draw:image>
        </draw:frame>
        <draw:frame draw:style-name="gr3" draw:text-style-name="P1" draw:layer="layout" svg:width="0.506cm" svg:height="0.289cm" svg:x="6.009cm" svg:y="5.477cm">
          <draw:image xlink:href="Pictures/20000001000001A7000000F2D8A5B951.svm" xlink:type="simple" xlink:show="embed" xlink:actuate="onLoad">
            <text:p/>
          </draw:image>
        </draw:frame>
        <draw:frame draw:style-name="gr4" draw:text-style-name="P1" draw:layer="layout" svg:width="0.932cm" svg:height="0.289cm" svg:x="0.322cm" svg:y="4.348cm">
          <draw:image xlink:href="Pictures/200000010000030A000000F2FD5629A4.svm" xlink:type="simple" xlink:show="embed" xlink:actuate="onLoad">
            <text:p/>
          </draw:image>
        </draw:frame>
        <draw:frame draw:style-name="gr5" draw:text-style-name="P1" draw:layer="layout" svg:width="0.932cm" svg:height="0.289cm" svg:x="0.322cm" svg:y="2.593cm">
          <draw:image xlink:href="Pictures/200000010000030A000000F23509F071.svm" xlink:type="simple" xlink:show="embed" xlink:actuate="onLoad">
            <text:p/>
          </draw:image>
        </draw:frame>
        <draw:frame draw:style-name="gr6" draw:text-style-name="P1" draw:layer="layout" svg:width="0.937cm" svg:height="0.289cm" svg:x="0.322cm" svg:y="1.729cm">
          <draw:image xlink:href="Pictures/200000010000030E000000F213246ABF.svm" xlink:type="simple" xlink:show="embed" xlink:actuate="onLoad">
            <text:p/>
          </draw:image>
        </draw:frame>
        <draw:frame draw:style-name="gr7" draw:text-style-name="P1" draw:layer="layout" svg:width="0.937cm" svg:height="0.289cm" svg:x="0.322cm" svg:y="3.47cm">
          <draw:image xlink:href="Pictures/200000010000030E000000F2DD56EB40.svm" xlink:type="simple" xlink:show="embed" xlink:actuate="onLoad">
            <text:p/>
          </draw:image>
        </draw:frame>
        <draw:frame draw:style-name="gr8" draw:text-style-name="P1" draw:layer="layout" svg:width="0.506cm" svg:height="0.289cm" svg:x="2.451cm" svg:y="5.477cm">
          <draw:image xlink:href="Pictures/20000001000001A7000000F28725EB58.svm" xlink:type="simple" xlink:show="embed" xlink:actuate="onLoad">
            <text:p/>
          </draw:image>
        </draw:frame>
        <draw:frame draw:style-name="gr9" draw:text-style-name="P1" draw:layer="layout" svg:width="0.506cm" svg:height="0.289cm" svg:x="4.806cm" svg:y="5.477cm">
          <draw:image xlink:href="Pictures/20000001000001A7000000F26EAFA2B2.svm" xlink:type="simple" xlink:show="embed" xlink:actuate="onLoad">
            <text:p/>
          </draw:image>
        </draw:frame>
        <draw:line draw:style-name="gr10" draw:text-style-name="P1" draw:layer="layout" svg:x1="5.672cm" svg:y1="5.349cm" svg:x2="5.672cm" svg:y2="1.784cm">
          <text:p/>
        </draw:line>
        <draw:frame draw:style-name="gr11" draw:text-style-name="P1" draw:layer="layout" svg:width="1.11cm" svg:height="0.42cm" svg:x="7.414cm" svg:y="5.411cm">
          <draw:image xlink:href="Pictures/200000010000039E0000015F19E9D5A3.svm" xlink:type="simple" xlink:show="embed" xlink:actuate="onLoad">
            <text:p/>
          </draw:image>
        </draw:frame>
        <draw:frame draw:style-name="gr12" draw:text-style-name="P1" draw:layer="layout" svg:width="1.044cm" svg:height="0.42cm" svg:x="1.023cm" svg:y="0.462cm">
          <draw:image xlink:href="Pictures/20000001000003670000015F6D6F0FD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27:54</dc:date>
    <dc:creator>kkk </dc:creator>
    <meta:editing-duration>PT44M30S</meta:editing-duration>
    <meta:editing-cycles>11</meta:editing-cycles>
    <meta:generator>LibreOffice/3.3$Linux LibreOffice_project/330m19$Build-401</meta:generator>
    <meta:document-statistic meta:object-count="12"/>
  </office:meta>
</office:document-meta>
</file>